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O support for Poseidon</text:title></text:p>
      <text:p text:style-name="OrgTitle"/>
      <text:p text:style-name="OrgSubtitle"><text:initial-creator>Berthold Höllmann</text:initial-creator></text:p>
      <text:p text:style-name="OrgSubtitle"/>
      <text:p text:style-name="Text_20_body">hh#+OPTIONS: toc:nil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Entry</text:span></text:p>
              </table:table-cell>
              <table:table-cell table:style-name="OrgTblCellTB" table:number-columns-spanned="4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7">
                <text:p text:style-name="OrgTableHeadingCenter"><text:span text:style-name="Bold">BDF r/w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7">
                <text:p text:style-name="OrgTableHeadingCenter"><text:span text:style-name="Bold">FEM r/w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beam properties</text:p>
              </table:table-cell>
              <table:table-cell table:style-name="OrgTblCell" table:number-columns-spanned="41">
                <text:p text:style-name="OrgTableContentsLeft">This is probably quite tricky, because in general the beam cross section information in <text:span text:style-name="OrgCode">BDF</text:span> files is given as description of the cross section geometry which probably has to be converted to integral values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group information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>Elements</text:p>
              </table:table-cell>
              <table:table-cell table:style-name="OrgTblCell">
                <text:p text:style-name="OrgTableContentsLeft"/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Shell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PSE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Truss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Beam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Boundary Elements</text:p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—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>Group Info.</text:p>
              </table:table-cell>
              <table:table-cell table:style-name="OrgTblCell">
                <text:p text:style-name="OrgTableContentsLeft"/>
              </table:table-cell>
              <table:table-cell table:style-name="OrgTblCell" table:number-columns-spanned="4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✓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APA CSV file</text:p>
              </table:table-cell>
              <table:table-cell table:style-name="OrgTblCell" table:number-columns-spanned="41">
                <text:p text:style-name="OrgTableContentsLeft">contains also yield stress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✓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7">
                <text:p text:style-name="OrgTableContentsCenter">N/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Patran session file</text:p>
              </table:table-cell>
              <table:table-cell table:style-name="OrgTblCellB" table:number-columns-spanned="41">
                <text:p text:style-name="OrgTableContentsLeft">does not contain yield stress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7">
                <text:p text:style-name="OrgTableContentsCenter">—/—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7">
                <text:p text:style-name="OrgTableContentsCenter">N/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12T11:49:26</dc:date>
    <meta:creation-date>2017-04-12T11:49:26</meta:creation-date>
    <meta:generator>Emacs 25.1.2 (Org mode 9.0.5)</meta:generator>
    <meta:keyword/>
    <dc:subject/>
    <dc:title>IO support for Poseidon</dc:title>
  </office:meta>
</office:document-meta>
</file>